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8F0261A6ABBC866.png" manifest:media-type="image/png"/>
  <manifest:file-entry manifest:full-path="Pictures/10000001000006640000019F04E12B2D819EF367.png" manifest:media-type="image/png"/>
  <manifest:file-entry manifest:full-path="Pictures/1000000100000664000001366FDF0A0765ED5FDD.png" manifest:media-type="image/png"/>
  <manifest:file-entry manifest:full-path="Pictures/1000000100000780000004382E420D6A88168BAB.png" manifest:media-type="image/png"/>
  <manifest:file-entry manifest:full-path="Pictures/10000001000007800000043822829E2C44EBA9EF.png" manifest:media-type="image/png"/>
  <manifest:file-entry manifest:full-path="Pictures/1000000100000647000003D1B4E7BF4AAAC182F0.png" manifest:media-type="image/png"/>
  <manifest:file-entry manifest:full-path="Pictures/10000001000007800000043813B96D326E2A3FE5.png" manifest:media-type="image/png"/>
  <manifest:file-entry manifest:full-path="Pictures/100000010000078000000438C9742731B12F2348.png" manifest:media-type="image/png"/>
  <manifest:file-entry manifest:full-path="Pictures/1000000100000780000004389BF08C82DB2233B1.png" manifest:media-type="image/png"/>
  <manifest:file-entry manifest:full-path="Pictures/1000000100000780000004380618E4B79F552935.png" manifest:media-type="image/png"/>
  <manifest:file-entry manifest:full-path="Pictures/1000000100000780000004386D1BA757AD750C22.png" manifest:media-type="image/png"/>
  <manifest:file-entry manifest:full-path="Pictures/1000000100000780000004382EE75794D2E46BEE.png" manifest:media-type="image/png"/>
  <manifest:file-entry manifest:full-path="Pictures/100000010000078000000438456441804569757E.png" manifest:media-type="image/png"/>
  <manifest:file-entry manifest:full-path="Pictures/100000010000078000000438E3E6532BB35EE6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0173in" svg:y="0.048in" svg:width="6.6929in" svg:height="1.6972in" draw:z-index="0"><draw:image xlink:href="Pictures/10000001000006640000019F04E12B2D819EF367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x="0.0516in" svg:y="0.1563in" svg:width="6.6929in" svg:height="1.2681in" draw:z-index="1"><draw:image xlink:href="Pictures/1000000100000664000001366FDF0A0765ED5F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061in" svg:y="0.1535in" svg:width="6.6929in" svg:height="3.7646in" draw:z-index="3"><draw:image xlink:href="Pictures/1000000100000780000004382E420D6A88168BAB.png" xlink:type="simple" xlink:show="embed" xlink:actuate="onLoad" draw:mime-type="image/png"/></draw:frame><text:soft-page-break/></text:p>
      <text:p text:style-name="Standard"><draw:frame draw:style-name="fr3" draw:name="Image3" text:anchor-type="char" svg:x="0.0429in" svg:y="0.0354in" svg:width="6.6929in" svg:height="4.0689in" draw:z-index="2"><draw:image xlink:href="Pictures/1000000100000647000003D1B4E7BF4AAAC182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3.7646in" draw:z-index="4"><draw:image xlink:href="Pictures/100000010000078000000438C9742731B12F2348.png" xlink:type="simple" xlink:show="embed" xlink:actuate="onLoad" draw:mime-type="image/png"/></draw:frame><text:soft-page-break/></text:p>
      <text:p text:style-name="Standard"><draw:frame draw:style-name="fr1" draw:name="Image6" text:anchor-type="char" svg:width="6.6929in" svg:height="3.7646in" draw:z-index="5"><draw:image xlink:href="Pictures/10000001000007800000043813B96D326E2A3FE5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7" text:anchor-type="char" svg:width="6.6929in" svg:height="3.7646in" draw:z-index="6"><draw:image xlink:href="Pictures/1000000100000780000004389BF08C82DB2233B1.png" xlink:type="simple" xlink:show="embed" xlink:actuate="onLoad" draw:mime-type="image/png"/></draw:frame><draw:frame draw:style-name="fr1" draw:name="Image8" text:anchor-type="char" svg:width="6.6929in" svg:height="3.7646in" draw:z-index="7"><draw:image xlink:href="Pictures/10000001000007800000043822829E2C44EBA9EF.png" xlink:type="simple" xlink:show="embed" xlink:actuate="onLoad" draw:mime-type="image/png"/></draw:frame><draw:frame draw:style-name="fr1" draw:name="Image9" text:anchor-type="char" svg:width="6.6929in" svg:height="3.7646in" draw:z-index="8"><draw:image xlink:href="Pictures/1000000100000780000004380618E4B79F552935.png" xlink:type="simple" xlink:show="embed" xlink:actuate="onLoad" draw:mime-type="image/png"/></draw:frame><draw:frame draw:style-name="fr1" draw:name="Image10" text:anchor-type="char" svg:width="6.6929in" svg:height="3.7646in" draw:z-index="9"><draw:image xlink:href="Pictures/1000000100000780000004386D1BA757AD750C22.png" xlink:type="simple" xlink:show="embed" xlink:actuate="onLoad" draw:mime-type="image/png"/></draw:frame><draw:frame draw:style-name="fr1" draw:name="Image11" text:anchor-type="char" svg:width="6.6929in" svg:height="3.7646in" draw:z-index="10"><draw:image xlink:href="Pictures/100000010000078000000438E3E6532BB35EE69C.png" xlink:type="simple" xlink:show="embed" xlink:actuate="onLoad" draw:mime-type="image/png"/></draw:frame><draw:frame draw:style-name="fr1" draw:name="Image12" text:anchor-type="char" svg:width="6.6929in" svg:height="3.7646in" draw:z-index="11"><draw:image xlink:href="Pictures/1000000100000780000004382EE75794D2E46BEE.png" xlink:type="simple" xlink:show="embed" xlink:actuate="onLoad" draw:mime-type="image/png"/></draw:frame><draw:frame draw:style-name="fr1" draw:name="Image13" text:anchor-type="char" svg:width="6.6929in" svg:height="3.7646in" draw:z-index="12"><draw:image xlink:href="Pictures/100000010000078000000438456441804569757E.png" xlink:type="simple" xlink:show="embed" xlink:actuate="onLoad" draw:mime-type="image/png"/></draw:frame><draw:frame draw:style-name="fr1" draw:name="Image14" text:anchor-type="char" svg:width="6.6929in" svg:height="3.7646in" draw:z-index="13"><draw:image xlink:href="Pictures/10000001000007800000043888F0261A6ABBC86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56:39.285193035</meta:creation-date>
    <dc:date>2025-06-02T22:11:38.273379732</dc:date>
    <meta:editing-duration>PT4H2M15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" meta:paragraph-count="0" meta:word-count="0" meta:character-count="0" meta:non-whitespace-character-count="0"/>
  </office:meta>
</office:document-meta>
</file>